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5.21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</office:automatic-styles>
  <office:body>
    <office:spreadsheet>
      <table:table table:name="CPU HC 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3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3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5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4"/>
          <table:table-cell table:formula="of:=SUM([.D3:.H3])" office:value-type="float" office:value="14">
            <text:p>14</text:p>
          </table:table-cell>
          <table:table-cell/>
          <table:table-cell table:formula="of:=[.I3]-[.J3]" office:value-type="float" office:value="14">
            <text:p>14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7"/>
          <table:table-cell table:formula="of:=SUM([.D4:.H4])" office:value-type="float" office:value="0">
            <text:p>0</text:p>
          </table:table-cell>
          <table:table-cell/>
          <table:table-cell table:formula="of:=[.I4]-[.J4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33uF Cap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  <table:table-cell table:formula="of:=SUM([.D5:.H5])" office:value-type="float" office:value="3">
            <text:p>3</text:p>
          </table:table-cell>
          <table:table-cell/>
          <table:table-cell table:formula="of:=[.I5]-[.J5]" office:value-type="float" office:value="3">
            <text:p>3</text:p>
          </table:table-cell>
          <table:table-cell office:value-type="string">
            <text:p>https://www.mouser.ca/ProductDetail/667-ECA-1EM330I</text:p>
          </table:table-cell>
        </table:table-row>
        <table:table-row table:style-name="ro5">
          <table:table-cell office:value-type="string">
            <text:p>Red LED</text:p>
          </table:table-cell>
          <table:table-cell table:number-columns-repeated="7"/>
          <table:table-cell table:formula="of:=SUM([.D6:.H6])" office:value-type="float" office:value="0">
            <text:p>0</text:p>
          </table:table-cell>
          <table:table-cell/>
          <table:table-cell table:formula="of:=[.I6]-[.J6]" office:value-type="float" office:value="0">
            <text:p>0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7"/>
          <table:table-cell table:formula="of:=SUM([.D7:.H7])" office:value-type="float" office:value="0">
            <text:p>0</text:p>
          </table:table-cell>
          <table:table-cell/>
          <table:table-cell table:formula="of:=[.I7]-[.J7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7"/>
          <table:table-cell table:formula="of:=SUM([.D8:.H8])" office:value-type="float" office:value="0">
            <text:p>0</text:p>
          </table:table-cell>
          <table:table-cell/>
          <table:table-cell table:formula="of:=[.I8]-[.J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7"/>
          <table:table-cell table:formula="of:=SUM([.D9:.H9])" office:value-type="float" office:value="0">
            <text:p>0</text:p>
          </table:table-cell>
          <table:table-cell/>
          <table:table-cell table:formula="of:=[.I9]-[.J9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2K 4 resistor SIP</text:p>
          </table:table-cell>
          <table:table-cell table:number-columns-repeated="7"/>
          <table:table-cell table:formula="of:=SUM([.D10:.H10])" office:value-type="float" office:value="0">
            <text:p>0</text:p>
          </table:table-cell>
          <table:table-cell/>
          <table:table-cell table:formula="of:=[.I10]-[.J10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5">
          <table:table-cell office:value-type="string">
            <text:p>10K 4 resistor SIP</text:p>
          </table:table-cell>
          <table:table-cell table:number-columns-repeated="7"/>
          <table:table-cell table:formula="of:=SUM([.D11:.H11])" office:value-type="float" office:value="0">
            <text:p>0</text:p>
          </table:table-cell>
          <table:table-cell/>
          <table:table-cell table:formula="of:=[.I11]-[.J11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5">
          <table:table-cell office:value-type="string">
            <text:p>1K 8 resistor SIP</text:p>
          </table:table-cell>
          <table:table-cell table:number-columns-repeated="7"/>
          <table:table-cell table:formula="of:=SUM([.D12:.H12])" office:value-type="float" office:value="0">
            <text:p>0</text:p>
          </table:table-cell>
          <table:table-cell/>
          <table:table-cell table:formula="of:=[.I12]-[.J12]" office:value-type="float" office:value="0">
            <text:p>0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5">
          <table:table-cell office:value-type="string">
            <text:p>2K 8 resistor SIP</text:p>
          </table:table-cell>
          <table:table-cell table:number-columns-repeated="7"/>
          <table:table-cell table:formula="of:=SUM([.D13:.H13])" office:value-type="float" office:value="0">
            <text:p>0</text:p>
          </table:table-cell>
          <table:table-cell/>
          <table:table-cell table:formula="of:=[.I13]-[.J13]" office:value-type="float" office:value="0">
            <text:p>0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5">
          <table:table-cell office:value-type="string">
            <text:p>10K 8 resistor SIP</text:p>
          </table:table-cell>
          <table:table-cell table:number-columns-repeated="7"/>
          <table:table-cell table:formula="of:=SUM([.D14:.H14])" office:value-type="float" office:value="0">
            <text:p>0</text:p>
          </table:table-cell>
          <table:table-cell/>
          <table:table-cell table:formula="of:=[.I14]-[.J14]" office:value-type="float" office:value="0">
            <text:p>0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3">
          <table:table-cell office:value-type="string">
            <text:p>1K resistor</text:p>
          </table:table-cell>
          <table:table-cell table:number-columns-repeated="7"/>
          <table:table-cell table:formula="of:=SUM([.D15:.H15])" office:value-type="float" office:value="0">
            <text:p>0</text:p>
          </table:table-cell>
          <table:table-cell/>
          <table:table-cell table:formula="of:=[.I15]-[.J15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7"/>
          <table:table-cell table:formula="of:=SUM([.D16:.H16])" office:value-type="float" office:value="0">
            <text:p>0</text:p>
          </table:table-cell>
          <table:table-cell/>
          <table:table-cell table:formula="of:=[.I16]-[.J16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table:formula="of:=SUM([.D17:.H17])" office:value-type="float" office:value="2">
            <text:p>2</text:p>
          </table:table-cell>
          <table:table-cell/>
          <table:table-cell table:formula="of:=[.I17]-[.J17]"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7"/>
          <table:table-cell table:formula="of:=SUM([.D18:.H18])" office:value-type="float" office:value="0">
            <text:p>0</text:p>
          </table:table-cell>
          <table:table-cell/>
          <table:table-cell table:formula="of:=[.I18]-[.J18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5"/>
          <table:table-cell table:formula="of:=SUM([.D19:.H19])" office:value-type="float" office:value="0">
            <text:p>0</text:p>
          </table:table-cell>
          <table:table-cell/>
          <table:table-cell table:formula="of:=[.I19]-[.J19]" office:value-type="float" office:value="0">
            <text:p>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5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5"/>
          <table:table-cell table:formula="of:=SUM([.D20:.H20])" office:value-type="float" office:value="0">
            <text:p>0</text:p>
          </table:table-cell>
          <table:table-cell/>
          <table:table-cell table:formula="of:=[.I20]-[.J20]" office:value-type="float" office:value="0">
            <text:p>0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5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5"/>
          <table:table-cell table:formula="of:=SUM([.D21:.H21])" office:value-type="float" office:value="0">
            <text:p>0</text:p>
          </table:table-cell>
          <table:table-cell/>
          <table:table-cell table:formula="of:=[.I21]-[.J21]" office:value-type="float" office:value="0">
            <text:p>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5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D22:.H22])" office:value-type="float" office:value="1">
            <text:p>1</text:p>
          </table:table-cell>
          <table:table-cell/>
          <table:table-cell table:formula="of:=[.I22]-[.J22]" office:value-type="float" office:value="1">
            <text:p>1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5"/>
          <table:table-cell table:formula="of:=SUM([.D23:.H23])" office:value-type="float" office:value="0">
            <text:p>0</text:p>
          </table:table-cell>
          <table:table-cell/>
          <table:table-cell table:formula="of:=[.I23]-[.J2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5"/>
          <table:table-cell table:formula="of:=SUM([.D24:.H24])" office:value-type="float" office:value="0">
            <text:p>0</text:p>
          </table:table-cell>
          <table:table-cell/>
          <table:table-cell table:formula="of:=[.I24]-[.J24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5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5"/>
          <table:table-cell table:formula="of:=SUM([.D25:.H25])" office:value-type="float" office:value="0">
            <text:p>0</text:p>
          </table:table-cell>
          <table:table-cell/>
          <table:table-cell table:formula="of:=[.I25]-[.J25]" office:value-type="float" office:value="0">
            <text:p>0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5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5"/>
          <table:table-cell table:formula="of:=SUM([.D26:.H26])" office:value-type="float" office:value="0">
            <text:p>0</text:p>
          </table:table-cell>
          <table:table-cell/>
          <table:table-cell table:formula="of:=[.I26]-[.J26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5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D27:.H27])" office:value-type="float" office:value="2">
            <text:p>2</text:p>
          </table:table-cell>
          <table:table-cell/>
          <table:table-cell table:formula="of:=[.I27]-[.J27]" office:value-type="float" office:value="2">
            <text:p>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5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5"/>
          <table:table-cell table:formula="of:=SUM([.D28:.H28])" office:value-type="float" office:value="0">
            <text:p>0</text:p>
          </table:table-cell>
          <table:table-cell/>
          <table:table-cell table:formula="of:=[.I28]-[.J28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5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5"/>
          <table:table-cell table:formula="of:=SUM([.D29:.H29])" office:value-type="float" office:value="0">
            <text:p>0</text:p>
          </table:table-cell>
          <table:table-cell/>
          <table:table-cell table:formula="of:=[.I29]-[.J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5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5"/>
          <table:table-cell table:formula="of:=SUM([.D30:.H30])" office:value-type="float" office:value="0">
            <text:p>0</text:p>
          </table:table-cell>
          <table:table-cell/>
          <table:table-cell table:formula="of:=[.I30]-[.J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5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5"/>
          <table:table-cell table:formula="of:=SUM([.D31:.H31])" office:value-type="float" office:value="0">
            <text:p>0</text:p>
          </table:table-cell>
          <table:table-cell/>
          <table:table-cell table:formula="of:=[.I31]-[.J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5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5"/>
          <table:table-cell table:formula="of:=SUM([.D32:.H32])" office:value-type="float" office:value="0">
            <text:p>0</text:p>
          </table:table-cell>
          <table:table-cell/>
          <table:table-cell table:formula="of:=[.I32]-[.J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5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5"/>
          <table:table-cell table:formula="of:=SUM([.D33:.H33])" office:value-type="float" office:value="0">
            <text:p>0</text:p>
          </table:table-cell>
          <table:table-cell/>
          <table:table-cell table:formula="of:=[.I33]-[.J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5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5"/>
          <table:table-cell table:formula="of:=SUM([.D34:.H34])" office:value-type="float" office:value="0">
            <text:p>0</text:p>
          </table:table-cell>
          <table:table-cell/>
          <table:table-cell table:formula="of:=[.I34]-[.J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5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SUM([.D35:.H35])" office:value-type="float" office:value="5">
            <text:p>5</text:p>
          </table:table-cell>
          <table:table-cell/>
          <table:table-cell table:formula="of:=[.I35]-[.J3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5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4"/>
          <table:table-cell table:formula="of:=SUM([.D36:.H36])" office:value-type="float" office:value="6">
            <text:p>6</text:p>
          </table:table-cell>
          <table:table-cell/>
          <table:table-cell table:formula="of:=[.I36]-[.J36]" office:value-type="float" office:value="6">
            <text:p>6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5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5"/>
          <table:table-cell table:formula="of:=SUM([.D37:.H37])" office:value-type="float" office:value="0">
            <text:p>0</text:p>
          </table:table-cell>
          <table:table-cell/>
          <table:table-cell table:formula="of:=[.I37]-[.J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5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table:formula="of:=SUM([.D38:.H38])" office:value-type="float" office:value="0">
            <text:p>0</text:p>
          </table:table-cell>
          <table:table-cell/>
          <table:table-cell table:formula="of:=[.I38]-[.J38]" office:value-type="float" office:value="0">
            <text:p>0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5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table:formula="of:=SUM([.D39:.H39])" office:value-type="float" office:value="0">
            <text:p>0</text:p>
          </table:table-cell>
          <table:table-cell/>
          <table:table-cell table:formula="of:=[.I39]-[.J39]" office:value-type="float" office:value="0">
            <text:p>0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5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5"/>
          <table:table-cell table:formula="of:=SUM([.D40:.H40])" office:value-type="float" office:value="0">
            <text:p>0</text:p>
          </table:table-cell>
          <table:table-cell/>
          <table:table-cell table:formula="of:=[.I40]-[.J40]" office:value-type="float" office:value="0">
            <text:p>0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3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5"/>
          <table:table-cell table:formula="of:=SUM([.D41:.H41])" office:value-type="float" office:value="0">
            <text:p>0</text:p>
          </table:table-cell>
          <table:table-cell/>
          <table:table-cell table:formula="of:=[.I41]-[.J41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SUM([.D42:.H42])" office:value-type="float" office:value="0">
            <text:p>0</text:p>
          </table:table-cell>
          <table:table-cell/>
          <table:table-cell table:formula="of:=[.I42]-[.J42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5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SUM([.D43:.H43])" office:value-type="float" office:value="0">
            <text:p>0</text:p>
          </table:table-cell>
          <table:table-cell/>
          <table:table-cell table:formula="of:=[.I43]-[.J43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5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SUM([.D44:.H44])" office:value-type="float" office:value="0">
            <text:p>0</text:p>
          </table:table-cell>
          <table:table-cell/>
          <table:table-cell table:formula="of:=[.I44]-[.J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5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SUM([.D45:.H45])" office:value-type="float" office:value="0">
            <text:p>0</text:p>
          </table:table-cell>
          <table:table-cell/>
          <table:table-cell table:formula="of:=[.I45]-[.J45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7"/>
          <table:table-cell table:formula="of:=SUM([.D46:.H46])" office:value-type="float" office:value="0">
            <text:p>0</text:p>
          </table:table-cell>
          <table:table-cell/>
          <table:table-cell table:formula="of:=[.I46]-[.J46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5"/>
          <table:table-cell table:formula="of:=SUM([.D47:.H47])" office:value-type="float" office:value="0">
            <text:p>0</text:p>
          </table:table-cell>
          <table:table-cell/>
          <table:table-cell table:formula="of:=[.I47]-[.J47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5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6"/>
          <table:table-cell table:formula="of:=SUM([.D48:.H48])" office:value-type="float" office:value="0">
            <text:p>0</text:p>
          </table:table-cell>
          <table:table-cell/>
          <table:table-cell table:formula="of:=[.I48]-[.J48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5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6"/>
          <table:table-cell table:formula="of:=SUM([.D49:.H49])" office:value-type="float" office:value="0">
            <text:p>0</text:p>
          </table:table-cell>
          <table:table-cell/>
          <table:table-cell table:formula="of:=[.I49]-[.J49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5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6"/>
          <table:table-cell table:formula="of:=SUM([.D50:.H50])" office:value-type="float" office:value="0">
            <text:p>0</text:p>
          </table:table-cell>
          <table:table-cell/>
          <table:table-cell table:formula="of:=[.I50]-[.J50]" office:value-type="float" office:value="0">
            <text:p>0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5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table:formula="of:=SUM([.D51:.H51])" office:value-type="float" office:value="13">
            <text:p>13</text:p>
          </table:table-cell>
          <table:table-cell/>
          <table:table-cell table:formula="of:=[.I51]-[.J51]" office:value-type="float" office:value="13">
            <text:p>13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5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D52:.H52])" office:value-type="float" office:value="1">
            <text:p>1</text:p>
          </table:table-cell>
          <table:table-cell/>
          <table:table-cell table:formula="of:=[.I52]-[.J52]" office:value-type="float" office:value="1">
            <text:p>1</text:p>
          </table:table-cell>
          <table:table-cell office:value-type="string">
            <text:p>https://www.mouser.ca/ProductDetail/571-1-2199298-6</text:p>
          </table:table-cell>
        </table:table-row>
        <table:table-row table:style-name="ro5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6"/>
          <table:table-cell table:formula="of:=SUM([.D53:.H53])" office:value-type="float" office:value="0">
            <text:p>0</text:p>
          </table:table-cell>
          <table:table-cell/>
          <table:table-cell table:formula="of:=[.I53]-[.J53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5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f:=SUM([.D54:.H54])" office:value-type="float" office:value="0">
            <text:p>0</text:p>
          </table:table-cell>
          <table:table-cell/>
          <table:table-cell table:formula="of:=[.I54]-[.J54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2023-06-16</text:date>, <text:time>11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3-06-16T11:32:04.43</dc:date>
    <dc:creator>Andy Palmer</dc:creator>
    <meta:editing-duration>PT5H23M25S</meta:editing-duration>
    <meta:editing-cycles>6</meta:editing-cycles>
    <meta:generator>OpenOffice/4.1.7$Win32 OpenOffice.org_project/417m1$Build-9800</meta:generator>
    <meta:document-statistic meta:table-count="3" meta:cell-count="851" meta:object-count="0"/>
  </office:meta>
</office:document-meta>
</file>